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tyle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etting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Summary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Hopefully you now feel confident with:</text:p>
            <text:list text:style-name="L2">
              <text:list-item>
                <text:p text:style-name="P3">Good practice in network management</text:p>
              </text:list-item>
              <text:list-item>
                <text:p text:style-name="P3">Identifying and solving problems</text:p>
              </text:list-item>
              <text:list-item>
                <text:p text:style-name="P3">Detecting and predicting problems</text:p>
              </text:list-item>
              <text:list-item>
                <text:p text:style-name="P3">Preparing for disasters</text:p>
              </text:list-item>
              <text:list-item>
                <text:p text:style-name="P3">The role of policy in guiding/changing behaviour</text:p>
              </text:list-item>
            </text:list>
          </draw:text-box>
        </draw:frame>
        <presentation:notes draw:style-name="dp2">
          <draw:page-thumbnail draw:layer="layout" draw:page-number="1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Please take a moment to reflect, review and share your learnings and
plans for action with the group.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